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ListParagraph" style:list-style-name="LFO2" style:family="paragraph">
      <style:text-properties fo:font-size="14pt" style:font-size-asian="14pt" style:font-size-complex="14pt"/>
    </style:style>
    <style:style style:name="P3" style:parent-style-name="ListParagraph" style:list-style-name="LFO2" style:family="paragraph">
      <style:text-properties fo:font-size="14pt" style:font-size-asian="14pt" style:font-size-complex="14pt"/>
    </style:style>
    <style:style style:name="P4" style:parent-style-name="ListParagraph" style:list-style-name="LFO2" style:family="paragraph">
      <style:text-properties fo:font-size="14pt" style:font-size-asian="14pt" style:font-size-complex="14pt"/>
    </style:style>
    <style:style style:name="P5" style:parent-style-name="ListParagraph" style:list-style-name="LFO2" style:family="paragraph">
      <style:text-properties fo:font-size="14pt" style:font-size-asian="14pt" style:font-size-complex="14pt"/>
    </style:style>
    <style:style style:name="P6" style:parent-style-name="ListParagraph" style:list-style-name="LFO2" style:family="paragraph">
      <style:text-properties fo:font-size="14pt" style:font-size-asian="14pt" style:font-size-complex="14pt"/>
    </style:style>
    <style:style style:name="P7" style:parent-style-name="ListParagraph" style:list-style-name="LFO2" style:family="paragraph">
      <style:text-properties fo:font-size="14pt" style:font-size-asian="14pt" style:font-size-complex="14pt"/>
    </style:style>
    <style:style style:name="P8" style:parent-style-name="ListParagraph" style:list-style-name="LFO2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ListParagraph" style:list-style-name="LFO3" style:family="paragraph">
      <style:text-properties fo:font-size="14pt" style:font-size-asian="14pt" style:font-size-complex="14pt"/>
    </style:style>
    <style:style style:name="P12" style:parent-style-name="ListParagraph" style:list-style-name="LFO3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Homework tasks</text:p>
      <text:list text:style-name="LFO2" text:continue-numbering="true">
        <text:list-item>
          <text:p text:style-name="P2">Find out primitive data types and reference data types.</text:p>
        </text:list-item>
        <text:list-item>
          <text:p text:style-name="P3">Practise while and for loops using different conditional operators (Using Kikas spreadsheet method).</text:p>
        </text:list-item>
        <text:list-item>
          <text:p text:style-name="P4">i++,i--,--I,++I – Please check and see how these are printed out – First<text:s/>print separately then apply to the loop – understand the concepts for this.</text:p>
        </text:list-item>
        <text:list-item>
          <text:p text:style-name="P5">Check out Hackersrank.com and leetcode.com</text:p>
        </text:list-item>
        <text:list-item>
          <text:p text:style-name="P6">Look at Print F and see the difference between print ln and print. – Print F print s string on a screen formatted</text:p>
        </text:list-item>
        <text:list-item>
          <text:p text:style-name="P7">Comparator program – Write a program that states what is the highest integer when declaring 3 integers.</text:p>
        </text:list-item>
        <text:list-item>
          <text:p text:style-name="P8">Write a multiplication table incrementing and decrementing the times table</text:p>
        </text:list-item>
      </text:list>
      <text:p text:style-name="P9"/>
      <text:p text:style-name="P10">Java questions</text:p>
      <text:list text:style-name="LFO3" text:continue-numbering="true">
        <text:list-item>
          <text:p text:style-name="P11">Why does a postfix operator not increment/decrement a value when used in println??</text:p>
        </text:list-item>
        <text:list-item>
          <text:p text:style-name="P12">What is the purpose of reference data type Class, interface, enum and annotation??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 Tanner</meta:initial-creator>
    <dc:creator>Mark Tanner</dc:creator>
    <meta:creation-date>2021-06-13T12:53:00Z</meta:creation-date>
    <dc:date>2021-06-15T17:19:00Z</dc:date>
    <meta:template xlink:href="Normal.dotm" xlink:type="simple"/>
    <meta:editing-cycles>4</meta:editing-cycles>
    <meta:editing-duration>PT0S</meta:editing-duration>
    <meta:document-statistic meta:page-count="1" meta:paragraph-count="1" meta:word-count="125" meta:character-count="840" meta:row-count="5" meta:non-whitespace-character-count="716"/>
  </office:meta>
</office:document-meta>
</file>